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0a5f6" officeooo:paragraph-rsid="0010a5f6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364ca" officeooo:paragraph-rsid="001364ca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4d139" officeooo:paragraph-rsid="0014d139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620b8" officeooo:paragraph-rsid="001620b8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656dc" officeooo:paragraph-rsid="001656d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83279" officeooo:paragraph-rsid="00183279" style:font-weight-asian="normal" style:font-weight-complex="normal"/>
    </style:style>
    <style:style style:name="P7" style:family="paragraph" style:parent-style-name="Standard" style:list-style-name="L2">
      <style:text-properties officeooo:paragraph-rsid="0010f021"/>
    </style:style>
    <style:style style:name="T1" style:family="text">
      <style:text-properties fo:font-weight="normal" officeooo:rsid="0010f021" style:font-weight-asian="normal" style:font-weight-complex="normal"/>
    </style:style>
    <style:style style:name="T2" style:family="text">
      <style:text-properties officeooo:rsid="00168b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3</text:p>
      <text:p text:style-name="P1"/>
      <text:list text:style-name="L2">
        <text:list-item>
          <text:p text:style-name="P7"><text:span text:style-name="T1">You shall know the word by the company which it keeps</text:span></text:p>
        </text:list-item>
      </text:list>
      <text:list text:style-name="L1">
        <text:list-item>
          <text:p text:style-name="P2">Word by Word design?</text:p>
          <text:list>
            <text:list-item>
              <text:p text:style-name="P3">What is the assumption behind this approach?</text:p>
            </text:list-item>
          </text:list>
        </text:list-item>
        <text:list-item>
          <text:p text:style-name="P4">Word by Document</text:p>
          <text:list>
            <text:list-item>
              <text:p text:style-name="P5">Count the occurrence <text:span text:style-name="T2">of the word in the document set.</text:span></text:p>
            </text:list-item>
          </text:list>
        </text:list-item>
        <text:list-item>
          <text:p text:style-name="P6">How do we measure the similarity of vectors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22:28:57.536131020</meta:creation-date>
    <meta:generator>LibreOffice/24.2.7.2$Linux_X86_64 LibreOffice_project/420$Build-2</meta:generator>
    <dc:date>2025-01-13T10:51:04.477433329</dc:date>
    <meta:editing-duration>PT10M25S</meta:editing-duration>
    <meta:editing-cycles>10</meta:editing-cycles>
    <meta:document-statistic meta:table-count="0" meta:image-count="0" meta:object-count="0" meta:page-count="1" meta:paragraph-count="7" meta:word-count="51" meta:character-count="242" meta:non-whitespace-character-count="204"/>
  </office:meta>
</office:document-meta>
</file>